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3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Hash Search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table:formula="of:=1000000" office:value-type="float" office:value="1000000">
            <text:p>1000000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/>
          <table:table-cell table:formula="of:=2000000" office:value-type="float" office:value="2000000">
            <text:p>2000000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/>
          <table:table-cell table:formula="of:=3000000" office:value-type="float" office:value="3000000">
            <text:p>3000000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/>
          <table:table-cell table:formula="of:=8000000" office:value-type="float" office:value="8000000">
            <text:p>8000000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heet3.H30" table:end-x="0.165in" table:end-y="0.0209in" draw:z-index="0" draw:style-name="gr1" draw:text-style-name="P1" svg:width="6.3in" svg:height="3.535in" svg:x="0.0878in" svg:y="0.0421in">
              <draw:object draw:notify-on-update-of-ranges="Sheet3.B5:Sheet3.B8 Sheet3.C5:Sheet3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1/13/2018</text:date>, <text:time>23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11-13T13:35:40.04</meta:creation-date>
    <dc:date>2018-11-13T23:47:38.64</dc:date>
    <dc:creator>Josh McIntyre</dc:creator>
    <meta:editing-duration>PT1H33M59S</meta:editing-duration>
    <meta:editing-cycles>5</meta:editing-cycles>
    <meta:generator>OpenOffice/4.1.5$Win32 OpenOffice.org_project/415m1$Build-9789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title svg:x="6.026cm" svg:y="0.315cm" chart:style-name="ch2">
          <text:p>HashSearch Timing</text:p>
        </chart:title>
        <chart:subtitle svg:x="7.534cm" svg:y="1.273cm" chart:style-name="ch3">
          <text:p>O(1)</text:p>
        </chart:subtitle>
        <chart:plot-area chart:style-name="ch4" table:cell-range-address="Sheet3.B5:Sheet3.C8" svg:x="1.358cm" svg:y="2.314cm" svg:width="14.005cm" svg:height="5.479cm">
          <chartooo:coordinate-region svg:x="2.085cm" svg:y="2.526cm" svg:width="12.628cm" svg:height="4.594cm"/>
          <chart:axis chart:dimension="x" chart:name="primary-x" chart:style-name="ch5">
            <chart:title svg:x="8.184cm" svg:y="7.973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679cm" chart:style-name="ch8">
              <text:p>Time(s)</text:p>
            </chart:title>
            <chart:grid chart:style-name="ch7" chart:class="major"/>
          </chart:axis>
          <chart:series chart:style-name="ch9" chart:values-cell-range-address="Sheet3.C5:Sheet3.C8" chart:class="chart:scatter">
            <chart:domain table:cell-range-address="Sheet3.B5:Sheet3.B8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3.B5:Sheet3.B8</svg:desc>
                </draw:g>
              </table:table-cell>
              <table:table-cell office:value-type="float" office:value="0">
                <text:p>0</text:p>
                <draw:g>
                  <svg:desc>Sheet3.C5:Sheet3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00">
                <text:p>8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